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7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7cm" fo:min-width="2.4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3.54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74cm" fo:min-width="3.092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4.665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873cm" fo:min-width="3.317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873cm" fo:min-width="3.99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74cm" fo:min-width="4.216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67cm" fo:min-width="2.643cm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873cm" fo:min-width="5.33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2.64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2.869cm"/>
      <style:paragraph-properties style:writing-mode="lr-tb"/>
    </style:style>
    <style:style style:name="gr20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12" draw:marker-end-width="0.3cm" draw:fill="none" draw:textarea-vertical-align="middle"/>
    </style:style>
    <style:style style:name="gr24" style:family="graphic" style:parent-style-name="objectwithoutfill">
      <style:graphic-properties draw:marker-end="Arrowheads_20_13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995cm" fo:min-width="1.9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995cm" fo:min-width="1.971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791cm" fo:min-width="3.766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98cm" fo:min-width="3.766cm"/>
      <style:paragraph-properties style:writing-mode="lr-tb"/>
    </style:style>
    <style:style style:name="gr29" style:family="graphic" style:parent-style-name="objectwithoutfill">
      <style:graphic-properties draw:marker-end="Arrowheads_20_14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648cm" fo:min-width="2.902cm"/>
      <style:paragraph-properties style:writing-mode="lr-tb"/>
    </style:style>
    <style:style style:name="gr31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objectwithoutfill">
      <style:graphic-properties draw:marker-end="Arrowheads_20_17" draw:marker-end-width="0.3cm" draw:fill="none" draw:textarea-vertical-align="middle"/>
    </style:style>
    <style:style style:name="gr34" style:family="graphic" style:parent-style-name="objectwithoutfill">
      <style:graphic-properties draw:marker-end="Arrowheads_20_18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097cm" fo:min-width="3.317cm"/>
      <style:paragraph-properties style:writing-mode="lr-tb"/>
    </style:style>
    <style:style style:name="gr36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097cm" fo:min-width="3.991cm"/>
      <style:paragraph-properties style:writing-mode="lr-tb"/>
    </style:style>
    <style:style style:name="gr38" style:family="graphic" style:parent-style-name="objectwithoutfill">
      <style:graphic-properties draw:marker-end="Arrowheads_20_20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21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2.221cm" fo:min-width="2.194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874cm" fo:min-width="3.54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874cm" fo:min-width="3.318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063cm" fo:min-width="3.293cm"/>
      <style:paragraph-properties style:writing-mode="lr-tb"/>
    </style:style>
    <style:style style:name="gr44" style:family="graphic" style:parent-style-name="objectwithoutfill">
      <style:graphic-properties draw:marker-end="Arrowheads_20_22" draw:marker-end-width="0.3cm" draw:fill="none" draw:textarea-vertical-align="middle"/>
    </style:style>
    <style:style style:name="gr45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25" draw:marker-end-width="0.3cm" draw:fill="none" draw:textarea-vertical-align="middle"/>
    </style:style>
    <style:style style:name="gr48" style:family="graphic" style:parent-style-name="objectwithoutfill">
      <style:graphic-properties draw:marker-end="Arrowheads_20_26" draw:marker-end-width="0.3cm" draw:fill="none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1.097cm" fo:min-width="3.093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873cm" fo:min-width="2.194cm"/>
      <style:paragraph-properties style:writing-mode="lr-tb"/>
    </style:style>
    <style:style style:name="gr51" style:family="graphic" style:parent-style-name="objectwithoutfill">
      <style:graphic-properties draw:marker-end="Arrowheads_20_27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3" draw:style-name="dp1" draw:master-page-name="Default">
        <draw:custom-shape draw:style-name="gr1" draw:text-style-name="P1" xml:id="id1" draw:id="id1" draw:layer="layout" svg:width="3.175cm" svg:height="3.175cm" svg:x="2.587cm" svg:y="1.317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xml:id="id4" draw:id="id4" draw:layer="layout" svg:width="4.128cm" svg:height="4.128cm" svg:x="13.7cm" svg:y="1.317cm">
          <text:p text:style-name="P1">Emplea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xml:id="id2" draw:id="id2" draw:layer="layout" svg:width="5.715cm" svg:height="1.27cm" svg:x="1.317cm" svg:y="6.715cm">
          <text:p text:style-name="P1">Crear coma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s" svg:x1="4.175cm" svg:y1="4.492cm" svg:x2="4.174cm" svg:y2="6.715cm" draw:start-shape="id1" draw:start-glue-point="8" draw:end-shape="id2" draw:end-glue-point="4" svg:d="M4175 4492v501l-1 1221v501" svg:viewBox="0 0 2 2224">
          <text:p/>
        </draw:connector>
        <draw:custom-shape draw:style-name="gr5" draw:text-style-name="P1" xml:id="id3" draw:id="id3" draw:layer="layout" svg:width="5.08cm" svg:height="1.588cm" svg:x="1.635cm" svg:y="10.207cm">
          <text:p text:style-name="P1">Enviar coma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s" svg:x1="4.174cm" svg:y1="7.985cm" svg:x2="4.175cm" svg:y2="10.207cm" draw:start-shape="id2" draw:start-glue-point="8" draw:end-shape="id3" draw:end-glue-point="4" svg:d="M4174 7985v502l1 1219v501" svg:viewBox="0 0 2 2223">
          <text:p text:style-name="P3">inc</text:p>
        </draw:connector>
        <draw:custom-shape draw:style-name="gr7" draw:text-style-name="P1" xml:id="id5" draw:id="id5" draw:layer="layout" svg:width="7.303cm" svg:height="1.905cm" svg:x="12.112cm" svg:y="6.397cm">
          <text:p text:style-name="P1">Acceptar una coma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5.764cm" svg:y1="5.445cm" svg:x2="15.764cm" svg:y2="6.397cm" draw:start-shape="id4" draw:start-glue-point="8" draw:end-shape="id5" draw:end-glue-point="4" svg:d="M15764 5445v502-52 502" svg:viewBox="0 0 1 953">
          <text:p/>
        </draw:connector>
        <draw:custom-shape draw:style-name="gr9" draw:text-style-name="P1" xml:id="id6" draw:id="id6" draw:layer="layout" svg:width="5.397cm" svg:height="1.587cm" svg:x="8.303cm" svg:y="10.208cm">
          <text:p text:style-name="P1">Consultar coman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s" svg:x1="15.764cm" svg:y1="8.302cm" svg:x2="11.002cm" svg:y2="10.208cm" draw:start-shape="id5" draw:start-glue-point="8" draw:end-shape="id6" draw:end-glue-point="4" svg:d="M15764 8302v501l-4762 903v502" svg:viewBox="0 0 4763 1907">
          <text:p/>
        </draw:connector>
        <draw:custom-shape draw:style-name="gr11" draw:text-style-name="P1" xml:id="id7" draw:id="id7" draw:layer="layout" svg:width="6.35cm" svg:height="1.587cm" svg:x="14.24cm" svg:y="10.208cm">
          <text:p text:style-name="P1">Gestionar-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s" svg:x1="15.764cm" svg:y1="8.302cm" svg:x2="17.415cm" svg:y2="10.208cm" draw:start-shape="id5" draw:start-glue-point="8" draw:end-shape="id7" draw:end-glue-point="4" svg:d="M15764 8302v501l1651 903v502" svg:viewBox="0 0 1652 1907">
          <text:p text:style-name="P3">esxtends</text:p>
        </draw:connector>
        <draw:custom-shape draw:style-name="gr13" draw:text-style-name="P1" xml:id="id8" draw:id="id8" draw:layer="layout" svg:width="6.668cm" svg:height="1.588cm" svg:x="7.667cm" svg:y="13.382cm">
          <text:p text:style-name="P1">Sistema de Segui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lines" svg:x1="11.002cm" svg:y1="11.795cm" svg:x2="11.001cm" svg:y2="13.382cm" draw:start-shape="id6" draw:start-glue-point="8" draw:end-shape="id8" draw:end-glue-point="4" svg:d="M11002 11795v501l-1 585v501" svg:viewBox="0 0 2 1588">
          <text:p/>
        </draw:connector>
        <draw:custom-shape draw:style-name="gr15" draw:text-style-name="P1" xml:id="id9" draw:id="id9" draw:layer="layout" svg:width="4.445cm" svg:height="4.128cm" svg:x="8.937cm" svg:y="21.954cm">
          <text:p text:style-name="P1">Aplicació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6" draw:text-style-name="P2" draw:layer="layout" draw:type="lines" svg:x1="11.16cm" svg:y1="21.954cm" svg:x2="11.16cm" svg:y2="21.002cm" draw:start-shape="id9" draw:start-glue-point="4" draw:end-shape="id10" draw:end-glue-point="8" svg:d="M11160 21954v-501 50-501" svg:viewBox="0 0 1 953">
          <text:p/>
        </draw:connector>
        <draw:custom-shape draw:style-name="gr17" draw:text-style-name="P1" xml:id="id10" draw:id="id10" draw:layer="layout" svg:width="8.255cm" svg:height="1.587cm" svg:x="7.032cm" svg:y="19.415cm">
          <text:p text:style-name="P1">Genera Informe automa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1" draw:id="id11" draw:layer="layout" svg:width="4.445cm" svg:height="1.27cm" svg:x="5.127cm" svg:y="16.24cm">
          <text:p text:style-name="P1">Empl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12" draw:id="id12" draw:layer="layout" svg:width="4.763cm" svg:height="1.27cm" svg:x="12.112cm" svg:y="16.24cm">
          <text:p text:style-name="P1">Coma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s" svg:x1="8.643cm" svg:y1="14.738cm" svg:x2="7.35cm" svg:y2="16.24cm" draw:start-shape="id8" draw:start-glue-point="7" draw:end-shape="id11" draw:end-glue-point="4" svg:d="M8643 14738v734l-1293 267v501" svg:viewBox="0 0 1294 1503">
          <text:p text:style-name="P3">Ext</text:p>
        </draw:connector>
        <draw:connector draw:style-name="gr21" draw:text-style-name="P4" draw:layer="layout" draw:type="lines" svg:x1="13.359cm" svg:y1="14.738cm" svg:x2="14.494cm" svg:y2="16.24cm" draw:start-shape="id8" draw:start-glue-point="9" draw:end-shape="id12" draw:end-glue-point="4" svg:d="M13359 14738v734l1135 267v501" svg:viewBox="0 0 1136 1503">
          <text:p text:style-name="P3">Inc</text:p>
        </draw:connector>
        <draw:connector draw:style-name="gr22" draw:text-style-name="P4" draw:layer="layout" draw:type="lines" svg:x1="6.195cm" svg:y1="7.799cm" svg:x2="11.002cm" svg:y2="10.208cm" draw:start-shape="id2" draw:start-glue-point="9" draw:end-shape="id6" draw:end-glue-point="4" svg:d="M6195 7799v688l4807 1219v502" svg:viewBox="0 0 4808 2410">
          <text:p text:style-name="P3">ext</text:p>
        </draw:connector>
        <draw:line draw:style-name="gr23" draw:text-style-name="P2" draw:layer="layout" svg:x1="11.16cm" svg:y1="19.415cm" svg:x2="11.16cm" svg:y2="14.97cm">
          <text:p/>
        </draw:line>
        <draw:connector draw:style-name="gr24" draw:text-style-name="P2" draw:layer="layout" draw:type="lines" svg:x1="15.17cm" svg:y1="11.563cm" svg:x2="11.001cm" svg:y2="13.382cm" draw:start-shape="id7" draw:start-glue-point="7" draw:end-shape="id8" draw:end-glue-point="4" svg:d="M15170 11563v733l-4169 585v501" svg:viewBox="0 0 4170 1820">
          <text:p/>
        </draw:connector>
      </draw:page>
      <draw:page draw:name="Ex4" draw:style-name="dp1" draw:master-page-name="Default">
        <draw:custom-shape draw:style-name="gr25" draw:text-style-name="P1" xml:id="id16" draw:id="id16" draw:layer="layout" svg:width="3.492cm" svg:height="3.175cm" svg:x="2.905cm" svg:y="17.827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6" draw:text-style-name="P1" xml:id="id17" draw:id="id17" draw:layer="layout" svg:width="3.493cm" svg:height="3.175cm" svg:x="1.634cm" svg:y="11.795cm">
          <text:p text:style-name="P1">Tècnic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7" draw:text-style-name="P1" xml:id="id13" draw:id="id13" draw:layer="layout" svg:width="6.032cm" svg:height="5.715cm" svg:x="1cm" svg:y="3.54cm">
          <text:p text:style-name="P1">Coordinad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1" xml:id="id14" draw:id="id14" draw:layer="layout" svg:width="6.032cm" svg:height="1.904cm" svg:x="6.397cm" svg:y="12.43cm">
          <text:p text:style-name="P1">Seguiment d’incidenc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" draw:layer="layout" draw:type="lines" svg:x1="6.149cm" svg:y1="8.418cm" svg:x2="7.28cm" svg:y2="12.708cm" draw:start-shape="id13" draw:start-glue-point="9" draw:end-shape="id14" draw:end-glue-point="5" svg:d="M6149 8418v1338l1131 2173v779" svg:viewBox="0 0 1132 4291">
          <text:p/>
        </draw:connector>
        <draw:custom-shape draw:style-name="gr30" draw:text-style-name="P1" xml:id="id15" draw:id="id15" draw:layer="layout" svg:width="4.81cm" svg:height="1.27cm" svg:x="14.605cm" svg:y="18.78cm">
          <text:p text:style-name="P1">Crear una inciden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4" draw:layer="layout" draw:type="lines" svg:x1="11.546cm" svg:y1="14.056cm" svg:x2="14.605cm" svg:y2="19.415cm" draw:start-shape="id14" draw:start-glue-point="9" draw:end-shape="id15" draw:end-glue-point="6" svg:d="M11546 14056v780l2558 4579h501" svg:viewBox="0 0 3060 5360">
          <text:p text:style-name="P3">Inc</text:p>
        </draw:connector>
        <draw:connector draw:style-name="gr32" draw:text-style-name="P2" draw:layer="layout" draw:type="lines" draw:line-skew="6.484cm -0.087cm" svg:x1="6.397cm" svg:y1="19.415cm" svg:x2="14.605cm" svg:y2="19.415cm" draw:start-shape="id16" draw:start-glue-point="10" draw:end-shape="id15" draw:end-glue-point="6" svg:d="M6397 19415h6986 634 588" svg:viewBox="0 0 8209 1">
          <text:p/>
        </draw:connector>
        <draw:connector draw:style-name="gr33" draw:text-style-name="P2" draw:layer="layout" draw:type="lines" svg:x1="5.886cm" svg:y1="18.292cm" svg:x2="7.28cm" svg:y2="14.056cm" draw:start-shape="id16" draw:start-glue-point="11" draw:end-shape="id14" draw:end-glue-point="7" svg:d="M5886 18292v-967l1394-2489v-780" svg:viewBox="0 0 1395 4237">
          <text:p/>
        </draw:connector>
        <draw:connector draw:style-name="gr34" draw:text-style-name="P2" draw:layer="layout" draw:type="lines" svg:x1="5.127cm" svg:y1="13.383cm" svg:x2="6.397cm" svg:y2="13.382cm" draw:start-shape="id17" draw:start-glue-point="10" draw:end-shape="id14" draw:end-glue-point="6" svg:d="M5127 13383h501l268-1h501" svg:viewBox="0 0 1271 2">
          <text:p/>
        </draw:connector>
        <draw:custom-shape draw:style-name="gr35" draw:text-style-name="P1" xml:id="id18" draw:id="id18" draw:layer="layout" svg:width="5.397cm" svg:height="1.905cm" svg:x="14.97cm" svg:y="5.445cm">
          <text:p text:style-name="P1">Asignar incidenc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draw:type="lines" svg:x1="11.546cm" svg:y1="12.708cm" svg:x2="14.97cm" svg:y2="6.398cm" draw:start-shape="id14" draw:start-glue-point="11" draw:end-shape="id18" draw:end-glue-point="6" svg:d="M11546 12708v-779l2922-5531h502" svg:viewBox="0 0 3425 6311">
          <text:p text:style-name="P3">ext</text:p>
        </draw:connector>
        <draw:custom-shape draw:style-name="gr37" draw:text-style-name="P1" xml:id="id19" draw:id="id19" draw:layer="layout" svg:width="6.349cm" svg:height="1.905cm" svg:x="14.335cm" svg:y="12.43cm">
          <text:p text:style-name="P1">Marcar com a resol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4" draw:layer="layout" draw:type="lines" svg:x1="12.429cm" svg:y1="13.382cm" svg:x2="14.335cm" svg:y2="13.383cm" draw:start-shape="id14" draw:start-glue-point="10" draw:end-shape="id19" draw:end-glue-point="6" svg:d="M12429 13382h502l902 1h502" svg:viewBox="0 0 1907 2">
          <text:p text:style-name="P3">ext</text:p>
        </draw:connector>
        <draw:connector draw:style-name="gr39" draw:text-style-name="P2" draw:layer="layout" draw:type="lines" draw:line-skew="6.165cm" svg:x1="7.032cm" svg:y1="6.397cm" svg:x2="14.97cm" svg:y2="6.398cm" draw:start-shape="id13" draw:start-glue-point="10" draw:end-shape="id18" draw:end-glue-point="6" svg:d="M7032 6397h6667l769 1h502" svg:viewBox="0 0 7939 2">
          <text:p/>
        </draw:connector>
      </draw:page>
      <draw:page draw:name="Ex5" draw:style-name="dp1" draw:master-page-name="Default">
        <draw:custom-shape draw:style-name="gr40" draw:text-style-name="P1" xml:id="id20" draw:id="id20" draw:layer="layout" svg:width="3.81cm" svg:height="3.493cm" svg:x="7.667cm" svg:y="1.317cm">
          <text:p text:style-name="P1">Administrad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1" draw:text-style-name="P1" xml:id="id21" draw:id="id21" draw:layer="layout" svg:width="5.715cm" svg:height="1.588cm" svg:x="6.714cm" svg:y="7.032cm">
          <text:p text:style-name="P1">Buscar projec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23" draw:id="id23" draw:layer="layout" svg:width="5.715cm" svg:height="1.588cm" svg:x="1.952cm" svg:y="17.51cm">
          <text:p text:style-name="P1">Elimin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4" draw:id="id24" draw:layer="layout" svg:width="5.398cm" svg:height="1.588cm" svg:x="11.477cm" svg:y="17.51cm">
          <text:p text:style-name="P1">Actualitz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xml:id="id25" draw:id="id25" draw:layer="layout" svg:width="5.363cm" svg:height="1.855cm" svg:x="8.336cm" svg:y="21.003cm">
          <text:p text:style-name="P1">Canviar 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26" draw:id="id26" draw:layer="layout" svg:width="5.397cm" svg:height="1.905cm" svg:x="14.335cm" svg:y="21.003cm">
          <text:p text:style-name="P1">Recursus asocia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s" svg:x1="9.572cm" svg:y1="4.81cm" svg:x2="9.571cm" svg:y2="7.032cm" draw:start-shape="id20" draw:start-glue-point="8" draw:end-shape="id21" draw:end-glue-point="4" svg:d="M9572 4810v501l-1 1220v501" svg:viewBox="0 0 2 2223">
          <text:p/>
        </draw:connector>
        <draw:connector draw:style-name="gr45" draw:text-style-name="P4" draw:layer="layout" draw:type="lines" svg:x1="7.775cm" svg:y1="13.421cm" svg:x2="4.809cm" svg:y2="17.51cm" draw:start-shape="id22" draw:start-glue-point="7" draw:end-shape="id23" draw:end-glue-point="4" svg:d="M7775 13421v780l-2966 2808v501" svg:viewBox="0 0 2967 4090">
          <text:p text:style-name="P3">ext</text:p>
        </draw:connector>
        <draw:connector draw:style-name="gr46" draw:text-style-name="P4" draw:layer="layout" draw:type="lines" svg:x1="11.368cm" svg:y1="13.421cm" svg:x2="14.176cm" svg:y2="17.51cm" draw:start-shape="id22" draw:start-glue-point="9" draw:end-shape="id24" draw:end-glue-point="4" svg:d="M11368 13421v780l2808 2808v501" svg:viewBox="0 0 2809 4090">
          <text:p text:style-name="P3">ext</text:p>
        </draw:connector>
        <draw:connector draw:style-name="gr47" draw:text-style-name="P2" draw:layer="layout" draw:type="lines" svg:x1="11.018cm" svg:y1="21.003cm" svg:x2="14.176cm" svg:y2="19.098cm" draw:start-shape="id25" draw:start-glue-point="4" draw:end-shape="id24" draw:end-glue-point="8" svg:d="M11018 21003v-502l3158-901v-502" svg:viewBox="0 0 3159 1906">
          <text:p/>
        </draw:connector>
        <draw:connector draw:style-name="gr48" draw:text-style-name="P2" draw:layer="layout" draw:type="lines" svg:x1="17.034cm" svg:y1="21.003cm" svg:x2="14.176cm" svg:y2="19.098cm" draw:start-shape="id26" draw:start-glue-point="4" draw:end-shape="id24" draw:end-glue-point="8" svg:d="M17034 21003v-502l-2858-901v-502" svg:viewBox="0 0 2859 1906">
          <text:p/>
        </draw:connector>
        <draw:custom-shape draw:style-name="gr49" draw:text-style-name="P1" xml:id="id22" draw:id="id22" draw:layer="layout" svg:width="5.079cm" svg:height="1.905cm" svg:x="7.032cm" svg:y="11.795cm">
          <text:p text:style-name="P1">Modificar Projec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xml:id="id27" draw:id="id27" draw:layer="layout" svg:width="3.81cm" svg:height="1.587cm" svg:x="14.334cm" svg:y="11.795cm">
          <text:p text:style-name="P1">Enviar e-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4" draw:layer="layout" draw:type="lines" svg:x1="12.111cm" svg:y1="12.748cm" svg:x2="14.334cm" svg:y2="12.589cm" draw:start-shape="id22" draw:start-glue-point="10" draw:end-shape="id27" draw:end-glue-point="6" svg:d="M12111 12748h501l1221-159h501" svg:viewBox="0 0 2224 160">
          <text:p text:style-name="P3">inc</text:p>
        </draw:connector>
        <draw:connector draw:style-name="gr52" draw:text-style-name="P2" draw:layer="layout" draw:type="lines" svg:x1="9.571cm" svg:y1="8.62cm" svg:x2="9.572cm" svg:y2="11.795cm" draw:start-shape="id21" draw:start-glue-point="8" draw:end-shape="id22" draw:end-glue-point="4" svg:d="M9571 8620v502l1 2171v502" svg:viewBox="0 0 2 31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1:38:30.031331688</meta:creation-date>
    <dc:date>2023-02-22T13:10:56.473352015</dc:date>
    <meta:editing-duration>PT3H31M47S</meta:editing-duration>
    <meta:editing-cycles>5</meta:editing-cycles>
    <meta:generator>LibreOffice/7.4.5.1$Linux_X86_64 LibreOffice_project/40$Build-1</meta:generator>
    <meta:document-statistic meta:object-count="54"/>
  </office:meta>
</office:document-meta>
</file>